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709cm" style:rel-column-width="10444*"/>
    </style:style>
    <style:style style:name="Table1.B" style:family="table-column">
      <style:table-column-properties style:column-width="14.291cm" style:rel-column-width="55091*"/>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Verdana" fo:font-weight="bold" style:font-weight-asian="bold" style:font-weight-complex="bold"/>
    </style:style>
    <style:style style:name="P2" style:family="paragraph" style:parent-style-name="Standard">
      <style:text-properties style:font-name="Verdana" style:text-underline-style="solid" style:text-underline-width="auto" style:text-underline-color="font-color" fo:font-weight="bold" officeooo:rsid="0018c2dc" style:font-weight-asian="bold" style:font-weight-complex="bold"/>
    </style:style>
    <style:style style:name="P3" style:family="paragraph" style:parent-style-name="Standard">
      <style:text-properties style:font-name="Verdana" style:text-underline-style="solid" style:text-underline-width="auto" style:text-underline-color="font-color" fo:font-weight="bold" officeooo:rsid="0018c2dc" officeooo:paragraph-rsid="001abf20" style:font-weight-asian="bold" style:font-weight-complex="bold"/>
    </style:style>
    <style:style style:name="P4" style:family="paragraph" style:parent-style-name="Standard">
      <style:text-properties style:font-name="Verdana" style:text-underline-style="solid" style:text-underline-width="auto" style:text-underline-color="font-color" fo:font-weight="bold" officeooo:rsid="0018c2dc" officeooo:paragraph-rsid="001d16e1" style:font-weight-asian="bold" style:font-weight-complex="bold"/>
    </style:style>
    <style:style style:name="P5"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6" style:family="paragraph" style:parent-style-name="Standard">
      <style:text-properties style:font-name="Verdana" style:text-underline-style="solid" style:text-underline-width="auto" style:text-underline-color="font-color" fo:font-weight="bold" officeooo:rsid="0018c2dc" officeooo:paragraph-rsid="00352f8f" style:font-weight-asian="bold" style:font-weight-complex="bold"/>
    </style:style>
    <style:style style:name="P7" style:family="paragraph" style:parent-style-name="Standard">
      <style:text-properties style:font-name="Verdana" style:text-underline-style="solid" style:text-underline-width="auto" style:text-underline-color="font-color" fo:font-weight="bold" officeooo:rsid="0018c2dc" officeooo:paragraph-rsid="003b2f88" style:font-weight-asian="bold" style:font-weight-complex="bold"/>
    </style:style>
    <style:style style:name="P8" style:family="paragraph" style:parent-style-name="Standard">
      <style:text-properties style:font-name="Verdana" style:text-underline-style="solid" style:text-underline-width="auto" style:text-underline-color="font-color" fo:font-weight="bold" officeooo:rsid="00275776" officeooo:paragraph-rsid="00275776" style:font-weight-asian="bold" style:font-weight-complex="bold"/>
    </style:style>
    <style:style style:name="P9" style:family="paragraph" style:parent-style-name="Standard">
      <style:text-properties style:font-name="Verdana" style:text-underline-style="solid" style:text-underline-width="auto" style:text-underline-color="font-color" fo:font-weight="bold" officeooo:rsid="002b818b" officeooo:paragraph-rsid="002b818b" style:font-weight-asian="bold" style:font-weight-complex="bold"/>
    </style:style>
    <style:style style:name="P10" style:family="paragraph" style:parent-style-name="Standard">
      <style:text-properties style:font-name="Verdana" style:text-underline-style="solid" style:text-underline-width="auto" style:text-underline-color="font-color" fo:font-weight="bold" officeooo:rsid="001d16e1" officeooo:paragraph-rsid="001d16e1" style:font-weight-asian="bold" style:font-weight-complex="bold"/>
    </style:style>
    <style:style style:name="P11" style:family="paragraph" style:parent-style-name="Standard">
      <style:text-properties style:font-name="Verdana" style:text-underline-style="solid" style:text-underline-width="auto" style:text-underline-color="font-color" fo:font-weight="bold" officeooo:rsid="001d16e1" officeooo:paragraph-rsid="00390d39" style:font-weight-asian="bold" style:font-weight-complex="bold"/>
    </style:style>
    <style:style style:name="P12" style:family="paragraph" style:parent-style-name="Standard">
      <style:text-properties style:font-name="Verdana" style:text-underline-style="solid" style:text-underline-width="auto" style:text-underline-color="font-color" fo:font-weight="bold" officeooo:rsid="001d16e1" officeooo:paragraph-rsid="003cf46b" style:font-weight-asian="bold" style:font-weight-complex="bold"/>
    </style:style>
    <style:style style:name="P13" style:family="paragraph" style:parent-style-name="Standard">
      <style:text-properties style:font-name="Verdana" style:text-underline-style="solid" style:text-underline-width="auto" style:text-underline-color="font-color" fo:font-weight="bold" officeooo:rsid="003e8114" officeooo:paragraph-rsid="00390d39" style:font-weight-asian="bold" style:font-weight-complex="bold"/>
    </style:style>
    <style:style style:name="P14" style:family="paragraph" style:parent-style-name="Standard">
      <style:text-properties style:font-name="Verdana" style:text-underline-style="solid" style:text-underline-width="auto" style:text-underline-color="font-color" fo:font-weight="bold" officeooo:rsid="0040f00e" officeooo:paragraph-rsid="0040f00e" style:font-weight-asian="bold" style:font-weight-complex="bold"/>
    </style:style>
    <style:style style:name="P15" style:family="paragraph" style:parent-style-name="Standard">
      <style:text-properties style:font-name="Verdana" style:text-underline-style="solid" style:text-underline-width="auto" style:text-underline-color="font-color" officeooo:rsid="00227344" officeooo:paragraph-rsid="00227344"/>
    </style:style>
    <style:style style:name="P16" style:family="paragraph" style:parent-style-name="Standard">
      <style:text-properties style:font-name="Verdana" officeooo:rsid="001abf20" officeooo:paragraph-rsid="001abf20"/>
    </style:style>
    <style:style style:name="P17" style:family="paragraph" style:parent-style-name="Standard">
      <style:text-properties style:font-name="Verdana" officeooo:rsid="001b8df7" officeooo:paragraph-rsid="001b8df7"/>
    </style:style>
    <style:style style:name="P18" style:family="paragraph" style:parent-style-name="Standard">
      <style:text-properties style:font-name="Verdana" style:text-underline-style="none" fo:font-weight="normal" officeooo:rsid="001c13c5" officeooo:paragraph-rsid="001c13c5" style:font-weight-asian="normal" style:font-weight-complex="normal"/>
    </style:style>
    <style:style style:name="P19" style:family="paragraph" style:parent-style-name="Standard">
      <style:text-properties style:font-name="Verdana" style:text-underline-style="none" fo:font-weight="normal" officeooo:rsid="001d16e1" officeooo:paragraph-rsid="001d16e1" style:font-weight-asian="normal" style:font-weight-complex="normal"/>
    </style:style>
    <style:style style:name="P20" style:family="paragraph" style:parent-style-name="Standard">
      <style:text-properties style:font-name="Verdana" style:text-underline-style="none" fo:font-weight="normal" officeooo:rsid="0037eeb1" officeooo:paragraph-rsid="0037eeb1" style:font-weight-asian="normal" style:font-weight-complex="normal"/>
    </style:style>
    <style:style style:name="P21" style:family="paragraph" style:parent-style-name="Standard">
      <style:text-properties style:font-name="Verdana" style:text-underline-style="none" fo:font-weight="normal" officeooo:rsid="00398e69" officeooo:paragraph-rsid="00398e69" style:font-weight-asian="normal" style:font-weight-complex="normal"/>
    </style:style>
    <style:style style:name="P22" style:family="paragraph" style:parent-style-name="Standard">
      <style:text-properties style:font-name="Verdana" style:text-underline-style="none" fo:font-weight="normal" officeooo:rsid="003b2f88" officeooo:paragraph-rsid="003cf46b" style:font-weight-asian="normal" style:font-weight-complex="normal"/>
    </style:style>
    <style:style style:name="P23" style:family="paragraph" style:parent-style-name="Standard">
      <style:text-properties style:font-name="Verdana" style:text-underline-style="none" fo:font-weight="normal" officeooo:rsid="003f803b" officeooo:paragraph-rsid="003f803b" style:font-weight-asian="normal" style:font-weight-complex="normal"/>
    </style:style>
    <style:style style:name="P24" style:family="paragraph" style:parent-style-name="Standard">
      <style:text-properties style:font-name="Verdana" style:text-underline-style="none" fo:font-weight="normal" officeooo:rsid="0040f00e" officeooo:paragraph-rsid="0040f00e" style:font-weight-asian="normal" style:font-weight-complex="normal"/>
    </style:style>
    <style:style style:name="P25" style:family="paragraph" style:parent-style-name="Standard">
      <style:text-properties style:font-name="Verdana" style:text-underline-style="none" fo:font-weight="normal" officeooo:rsid="0043a04e" officeooo:paragraph-rsid="0043a04e" style:font-weight-asian="normal" style:font-weight-complex="normal"/>
    </style:style>
    <style:style style:name="P26" style:family="paragraph" style:parent-style-name="Standard">
      <style:text-properties style:font-name="Verdana" style:text-underline-style="none" officeooo:rsid="002b818b" officeooo:paragraph-rsid="003b2f88"/>
    </style:style>
    <style:style style:name="P27" style:family="paragraph" style:parent-style-name="Standard">
      <style:text-properties style:font-name="Verdana" officeooo:rsid="0018c2dc" officeooo:paragraph-rsid="0018c2dc"/>
    </style:style>
    <style:style style:name="P28" style:family="paragraph" style:parent-style-name="Standard">
      <style:text-properties style:font-name="Verdana" officeooo:rsid="0018c2dc" officeooo:paragraph-rsid="001d16e1"/>
    </style:style>
    <style:style style:name="P29" style:family="paragraph" style:parent-style-name="Standard">
      <style:text-properties style:font-name="Verdana" officeooo:rsid="0018c2dc" officeooo:paragraph-rsid="0025ae54"/>
    </style:style>
    <style:style style:name="P30" style:family="paragraph" style:parent-style-name="Standard">
      <style:text-properties style:font-name="Verdana" officeooo:rsid="001d16e1" officeooo:paragraph-rsid="001d16e1"/>
    </style:style>
    <style:style style:name="P31" style:family="paragraph" style:parent-style-name="Standard">
      <style:text-properties style:font-name="Verdana" fo:font-style="italic" officeooo:rsid="001d16e1" officeooo:paragraph-rsid="001d16e1" style:font-style-asian="italic" style:font-style-complex="italic"/>
    </style:style>
    <style:style style:name="P32" style:family="paragraph" style:parent-style-name="Standard">
      <style:text-properties style:font-name="Verdana" fo:font-style="italic" officeooo:rsid="00227344" officeooo:paragraph-rsid="00227344" style:font-style-asian="italic" style:font-style-complex="italic"/>
    </style:style>
    <style:style style:name="P33" style:family="paragraph" style:parent-style-name="Standard">
      <style:text-properties style:font-name="Verdana" fo:font-style="italic" officeooo:rsid="00246401" officeooo:paragraph-rsid="00246401" style:font-style-asian="italic" style:font-style-complex="italic"/>
    </style:style>
    <style:style style:name="P34" style:family="paragraph" style:parent-style-name="Standard">
      <style:text-properties style:font-name="Verdana" fo:font-style="italic" officeooo:rsid="00275776" officeooo:paragraph-rsid="00275776" style:font-style-asian="italic" style:font-style-complex="italic"/>
    </style:style>
    <style:style style:name="P35" style:family="paragraph" style:parent-style-name="Standard">
      <style:text-properties style:font-name="Verdana" fo:font-style="italic" officeooo:rsid="00275776" officeooo:paragraph-rsid="0027a399" style:font-style-asian="italic" style:font-style-complex="italic"/>
    </style:style>
    <style:style style:name="P36" style:family="paragraph" style:parent-style-name="Standard">
      <style:text-properties style:font-name="Verdana" fo:font-style="italic" officeooo:rsid="00275776" officeooo:paragraph-rsid="002a90ab" style:font-style-asian="italic" style:font-style-complex="italic"/>
    </style:style>
    <style:style style:name="P37" style:family="paragraph" style:parent-style-name="Standard">
      <style:text-properties style:font-name="Verdana" fo:font-style="italic" officeooo:rsid="003b2f88" officeooo:paragraph-rsid="003b2f88" style:font-style-asian="italic" style:font-style-complex="italic"/>
    </style:style>
    <style:style style:name="P38" style:family="paragraph" style:parent-style-name="Standard">
      <style:text-properties style:font-name="Verdana" fo:font-style="italic" officeooo:rsid="003c493d" officeooo:paragraph-rsid="003c493d" style:font-style-asian="italic" style:font-style-complex="italic"/>
    </style:style>
    <style:style style:name="P39" style:family="paragraph" style:parent-style-name="Standard">
      <style:text-properties style:font-name="Verdana" fo:font-style="italic" officeooo:rsid="003cf46b" officeooo:paragraph-rsid="003cf46b" style:font-style-asian="italic" style:font-style-complex="italic"/>
    </style:style>
    <style:style style:name="P40" style:family="paragraph" style:parent-style-name="Standard">
      <style:text-properties style:font-name="Verdana" fo:font-style="italic" style:text-underline-style="none" fo:font-weight="normal" officeooo:rsid="003c493d" officeooo:paragraph-rsid="003cf46b" style:font-style-asian="italic" style:font-weight-asian="normal" style:font-style-complex="italic" style:font-weight-complex="normal"/>
    </style:style>
    <style:style style:name="P41" style:family="paragraph" style:parent-style-name="Standard">
      <style:text-properties style:font-name="Verdana" fo:font-style="italic" style:text-underline-style="none" fo:font-weight="normal" officeooo:rsid="003cf46b" officeooo:paragraph-rsid="003cf46b" style:font-style-asian="italic" style:font-weight-asian="normal" style:font-style-complex="italic" style:font-weight-complex="normal"/>
    </style:style>
    <style:style style:name="P42" style:family="paragraph" style:parent-style-name="Standard">
      <style:text-properties style:font-name="Verdana" officeooo:rsid="00227344" officeooo:paragraph-rsid="00227344"/>
    </style:style>
    <style:style style:name="P43" style:family="paragraph" style:parent-style-name="Standard">
      <style:text-properties style:font-name="Verdana" fo:font-style="normal" officeooo:rsid="00227344" officeooo:paragraph-rsid="00227344" style:font-style-asian="normal" style:font-style-complex="normal"/>
    </style:style>
    <style:style style:name="P44" style:family="paragraph" style:parent-style-name="Standard">
      <style:text-properties style:font-name="Verdana" fo:font-style="normal" officeooo:rsid="00246401" officeooo:paragraph-rsid="00246401" style:font-style-asian="normal" style:font-style-complex="normal"/>
    </style:style>
    <style:style style:name="P45" style:family="paragraph" style:parent-style-name="Standard">
      <style:text-properties style:font-name="Verdana" fo:font-style="normal" style:text-underline-style="solid" style:text-underline-width="auto" style:text-underline-color="font-color" officeooo:rsid="00227344" officeooo:paragraph-rsid="00227344" style:font-style-asian="normal" style:font-style-complex="normal"/>
    </style:style>
    <style:style style:name="P46" style:family="paragraph" style:parent-style-name="Standard">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47" style:family="paragraph" style:parent-style-name="Standard">
      <style:text-properties style:font-name="Verdana" fo:font-style="normal" style:text-underline-style="solid" style:text-underline-width="auto" style:text-underline-color="font-color" officeooo:rsid="0025ae54" officeooo:paragraph-rsid="0025ae54" style:font-style-asian="normal" style:font-style-complex="normal"/>
    </style:style>
    <style:style style:name="P48" style:family="paragraph" style:parent-style-name="Standard">
      <style:text-properties style:font-name="Verdana" fo:font-style="normal" style:text-underline-style="none" officeooo:rsid="00246401" officeooo:paragraph-rsid="00246401" style:font-style-asian="normal" style:font-style-complex="normal"/>
    </style:style>
    <style:style style:name="P49" style:family="paragraph" style:parent-style-name="Standard">
      <style:text-properties style:font-name="Verdana" fo:font-style="normal" style:text-underline-style="none" officeooo:rsid="0025ae54" officeooo:paragraph-rsid="0025ae54" style:font-style-asian="normal" style:font-style-complex="normal"/>
    </style:style>
    <style:style style:name="P50" style:family="paragraph" style:parent-style-name="Standard">
      <style:text-properties style:font-name="Verdana" fo:font-style="normal" style:text-underline-style="none" officeooo:rsid="002b818b" officeooo:paragraph-rsid="002b818b" style:font-style-asian="normal" style:font-style-complex="normal"/>
    </style:style>
    <style:style style:name="P51" style:family="paragraph" style:parent-style-name="Standard">
      <style:text-properties style:font-name="Verdana" fo:font-style="normal" style:text-underline-style="none" officeooo:rsid="002b818b" officeooo:paragraph-rsid="003b2f88" style:font-style-asian="normal" style:font-style-complex="normal"/>
    </style:style>
    <style:style style:name="P52" style:family="paragraph" style:parent-style-name="Standard">
      <style:text-properties style:font-name="Verdana" fo:font-style="normal" style:text-underline-style="none" fo:font-weight="normal" officeooo:rsid="003cf46b" officeooo:paragraph-rsid="003cf46b" style:font-style-asian="normal" style:font-weight-asian="normal" style:font-style-complex="normal" style:font-weight-complex="normal"/>
    </style:style>
    <style:style style:name="P53" style:family="paragraph" style:parent-style-name="Standard">
      <style:text-properties style:font-name="Verdana" officeooo:rsid="00275776" officeooo:paragraph-rsid="00275776"/>
    </style:style>
    <style:style style:name="P54" style:family="paragraph" style:parent-style-name="Standard">
      <style:text-properties style:font-name="Verdana" officeooo:rsid="00275776" officeooo:paragraph-rsid="0027a399"/>
    </style:style>
    <style:style style:name="P55" style:family="paragraph" style:parent-style-name="Standard">
      <style:text-properties style:font-name="Verdana" officeooo:rsid="0029929b" officeooo:paragraph-rsid="0029929b"/>
    </style:style>
    <style:style style:name="P56" style:family="paragraph" style:parent-style-name="Standard">
      <style:text-properties style:font-name="Verdana" officeooo:rsid="002a90ab" officeooo:paragraph-rsid="002a90ab"/>
    </style:style>
    <style:style style:name="P57" style:family="paragraph" style:parent-style-name="Standard">
      <style:text-properties style:font-name="Verdana" officeooo:rsid="002b818b" officeooo:paragraph-rsid="002b818b"/>
    </style:style>
    <style:style style:name="P58" style:family="paragraph" style:parent-style-name="Standard">
      <style:text-properties style:font-name="Verdana" officeooo:rsid="002b818b" officeooo:paragraph-rsid="00352f8f"/>
    </style:style>
    <style:style style:name="P59" style:family="paragraph" style:parent-style-name="Standard">
      <style:text-properties style:font-name="Verdana" officeooo:rsid="002d063f" officeooo:paragraph-rsid="002d063f"/>
    </style:style>
    <style:style style:name="P60" style:family="paragraph" style:parent-style-name="Standard">
      <style:text-properties style:font-name="Verdana" officeooo:rsid="002e41f2" officeooo:paragraph-rsid="002e41f2"/>
    </style:style>
    <style:style style:name="P61" style:family="paragraph" style:parent-style-name="Standard">
      <style:text-properties style:font-name="Verdana" officeooo:rsid="0032a398" officeooo:paragraph-rsid="0032a398"/>
    </style:style>
    <style:style style:name="P62" style:family="paragraph" style:parent-style-name="Standard">
      <style:text-properties style:font-name="Verdana" officeooo:rsid="0036cb5b" officeooo:paragraph-rsid="0036cb5b"/>
    </style:style>
    <style:style style:name="P63" style:family="paragraph" style:parent-style-name="Standard">
      <style:text-properties style:font-name="Verdana" officeooo:rsid="003b2f88" officeooo:paragraph-rsid="003b2f88"/>
    </style:style>
    <style:style style:name="P64" style:family="paragraph" style:parent-style-name="Standard">
      <style:text-properties style:font-name="Verdana" officeooo:rsid="003c493d" officeooo:paragraph-rsid="003c493d"/>
    </style:style>
    <style:style style:name="P65" style:family="paragraph" style:parent-style-name="Standard">
      <style:text-properties style:font-name="Verdana" officeooo:rsid="003f803b" officeooo:paragraph-rsid="003f803b"/>
    </style:style>
    <style:style style:name="P66" style:family="paragraph" style:parent-style-name="Standard">
      <style:text-properties style:font-name="Verdana" officeooo:rsid="003fd78e" officeooo:paragraph-rsid="003fd78e"/>
    </style:style>
    <style:style style:name="P67" style:family="paragraph" style:parent-style-name="Standard">
      <style:text-properties style:font-name="Verdana" officeooo:rsid="0040f00e" officeooo:paragraph-rsid="0040f00e"/>
    </style:style>
    <style:style style:name="P68" style:family="paragraph" style:parent-style-name="Standard">
      <style:text-properties style:font-name="Verdana" officeooo:rsid="0043a04e" officeooo:paragraph-rsid="0044f655"/>
    </style:style>
    <style:style style:name="P69" style:family="paragraph" style:parent-style-name="Standard">
      <style:text-properties style:font-name="Verdana" officeooo:rsid="0049f24d" officeooo:paragraph-rsid="0049f24d"/>
    </style:style>
    <style:style style:name="P70" style:family="paragraph" style:parent-style-name="Standard">
      <style:text-properties style:font-name="Consolas" fo:font-size="12pt" style:text-underline-style="none" fo:font-weight="normal" officeooo:rsid="001d16e1" officeooo:paragraph-rsid="001d16e1" style:font-size-asian="12pt" style:font-weight-asian="normal" style:font-size-complex="12pt" style:font-weight-complex="normal"/>
    </style:style>
    <style:style style:name="P71" style:family="paragraph" style:parent-style-name="Standard">
      <style:text-properties style:font-name="Courier" officeooo:rsid="001d16e1" officeooo:paragraph-rsid="001d16e1"/>
    </style:style>
    <style:style style:name="P72" style:family="paragraph" style:parent-style-name="Standard">
      <style:text-properties style:font-name="Courier" fo:font-size="12pt" style:text-underline-style="none" fo:font-weight="normal" officeooo:rsid="001d16e1" officeooo:paragraph-rsid="001d16e1" style:font-size-asian="12pt" style:font-weight-asian="normal" style:font-size-complex="12pt" style:font-weight-complex="normal"/>
    </style:style>
    <style:style style:name="P73" style:family="paragraph" style:parent-style-name="Standard">
      <style:text-properties style:font-name="Courier" fo:font-style="italic" officeooo:rsid="00227344" officeooo:paragraph-rsid="00227344" style:font-style-asian="italic" style:font-style-complex="italic"/>
    </style:style>
    <style:style style:name="P74" style:family="paragraph" style:parent-style-name="Standard">
      <style:text-properties style:font-name="Courier" fo:font-style="italic" officeooo:rsid="00246401" officeooo:paragraph-rsid="00246401" style:font-style-asian="italic" style:font-style-complex="italic"/>
    </style:style>
    <style:style style:name="P75" style:family="paragraph" style:parent-style-name="Standard">
      <style:text-properties style:font-name="Courier" officeooo:rsid="002b818b" officeooo:paragraph-rsid="002b818b"/>
    </style:style>
    <style:style style:name="P76" style:family="paragraph" style:parent-style-name="Standard">
      <style:text-properties style:font-name="Courier" officeooo:rsid="002d063f" officeooo:paragraph-rsid="002d063f"/>
    </style:style>
    <style:style style:name="P77" style:family="paragraph" style:parent-style-name="Standard">
      <style:text-properties style:font-name="Courier" fo:font-style="normal" style:text-underline-style="none" officeooo:rsid="002b818b" officeooo:paragraph-rsid="002b818b" style:font-style-asian="normal" style:font-style-complex="normal"/>
    </style:style>
    <style:style style:name="P78" style:family="paragraph" style:parent-style-name="Standard">
      <style:text-properties style:font-name="Courier" style:text-underline-style="none" fo:font-weight="normal" officeooo:rsid="0037eeb1" officeooo:paragraph-rsid="0037eeb1" style:font-weight-asian="normal" style:font-weight-complex="normal"/>
    </style:style>
    <style:style style:name="P79" style:family="paragraph" style:parent-style-name="Standard">
      <style:text-properties style:font-name="Courier" style:text-underline-style="none" fo:font-weight="normal" officeooo:rsid="0043a04e" officeooo:paragraph-rsid="0043a04e" style:font-weight-asian="normal" style:font-weight-complex="normal"/>
    </style:style>
    <style:style style:name="P80" style:family="paragraph" style:parent-style-name="Standard">
      <style:text-properties style:font-name="Courier" officeooo:rsid="0040f00e" officeooo:paragraph-rsid="0040f00e"/>
    </style:style>
    <style:style style:name="P81" style:family="paragraph" style:parent-style-name="Standard">
      <style:text-properties style:font-name="Courier" officeooo:rsid="003fd78e" officeooo:paragraph-rsid="003fd78e"/>
    </style:style>
    <style:style style:name="P82" style:family="paragraph" style:parent-style-name="Standard">
      <style:text-properties style:font-name="Courier" officeooo:rsid="0018c2dc" officeooo:paragraph-rsid="0018c2dc"/>
    </style:style>
    <style:style style:name="P83" style:family="paragraph" style:parent-style-name="Standard">
      <style:paragraph-properties fo:break-before="page"/>
      <style:text-properties style:font-name="Verdana" fo:font-style="normal" style:text-underline-style="solid" style:text-underline-width="auto" style:text-underline-color="font-color" officeooo:rsid="00246401" officeooo:paragraph-rsid="00246401" style:font-style-asian="normal" style:font-style-complex="normal"/>
    </style:style>
    <style:style style:name="P84" style:family="paragraph" style:parent-style-name="Standard">
      <style:paragraph-properties fo:break-before="page"/>
      <style:text-properties style:font-name="Verdana" fo:font-style="normal" style:text-underline-style="none" officeooo:rsid="002b818b" officeooo:paragraph-rsid="002b818b" style:font-style-asian="normal" style:font-style-complex="normal"/>
    </style:style>
    <style:style style:name="P85" style:family="paragraph" style:parent-style-name="Standard">
      <style:paragraph-properties fo:break-before="page"/>
      <style:text-properties style:font-name="Verdana" fo:font-style="italic" officeooo:rsid="00275776" officeooo:paragraph-rsid="00275776" style:font-style-asian="italic" style:font-style-complex="italic"/>
    </style:style>
    <style:style style:name="P86" style:family="paragraph" style:parent-style-name="Standard">
      <style:paragraph-properties fo:break-before="page"/>
      <style:text-properties style:font-name="Verdana" officeooo:rsid="002d063f" officeooo:paragraph-rsid="002d063f"/>
    </style:style>
    <style:style style:name="P87" style:family="paragraph" style:parent-style-name="Standard">
      <style:paragraph-properties fo:break-before="page"/>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88" style:family="paragraph" style:parent-style-name="Table_20_Contents">
      <style:text-properties style:font-name="Verdana" officeooo:rsid="0040f00e" officeooo:paragraph-rsid="0040f00e"/>
    </style:style>
    <style:style style:name="P89" style:family="paragraph" style:parent-style-name="Table_20_Contents">
      <style:paragraph-properties fo:text-align="center" style:justify-single-word="false"/>
      <style:text-properties style:font-name="Verdana" officeooo:rsid="0040f00e" officeooo:paragraph-rsid="0040f00e"/>
    </style:style>
    <style:style style:name="P90" style:family="paragraph" style:parent-style-name="Table_20_Contents">
      <style:text-properties style:font-name="Verdana" fo:font-style="italic" officeooo:rsid="0040f00e" officeooo:paragraph-rsid="0040f00e" style:font-style-asian="italic" style:font-style-complex="italic"/>
    </style:style>
    <style:style style:name="P91" style:family="paragraph" style:parent-style-name="Table_20_Contents">
      <style:paragraph-properties fo:text-align="center" style:justify-single-word="false"/>
      <style:text-properties style:font-name="Verdana" officeooo:rsid="0040f00e" officeooo:paragraph-rsid="0040f00e"/>
    </style:style>
    <style:style style:name="P92" style:family="paragraph" style:parent-style-name="Table_20_Contents">
      <style:text-properties style:font-name="Verdana" fo:font-style="italic" officeooo:rsid="004c88bc" officeooo:paragraph-rsid="004c88bc" style:font-style-asian="italic" style:font-style-complex="italic"/>
    </style:style>
    <style:style style:name="P93" style:family="paragraph" style:parent-style-name="Standard" style:list-style-name="L1">
      <style:text-properties style:font-name="Verdana" style:text-underline-style="none" fo:font-weight="normal" officeooo:rsid="0037eeb1" officeooo:paragraph-rsid="0037eeb1" style:font-weight-asian="normal" style:font-weight-complex="normal"/>
    </style:style>
    <style:style style:name="P94" style:family="paragraph" style:parent-style-name="Standard">
      <style:text-properties style:font-name="Verdana" style:text-underline-style="none" fo:font-weight="normal" officeooo:rsid="004a76d6" officeooo:paragraph-rsid="004a76d6" style:font-weight-asian="normal" style:font-weight-complex="normal"/>
    </style:style>
    <style:style style:name="P95" style:family="paragraph" style:parent-style-name="Standard">
      <style:text-properties style:font-name="Verdana" style:text-underline-style="none" fo:font-weight="normal" officeooo:rsid="004b70fb" officeooo:paragraph-rsid="004b70fb" style:font-weight-asian="normal" style:font-weight-complex="normal"/>
    </style:style>
    <style:style style:name="P96" style:family="paragraph" style:parent-style-name="Standard">
      <style:text-properties style:font-name="Verdana" style:text-underline-style="none" fo:font-weight="normal" officeooo:rsid="004c88bc" officeooo:paragraph-rsid="004c88bc" style:font-weight-asian="normal" style:font-weight-complex="normal"/>
    </style:style>
    <style:style style:name="P97" style:family="paragraph" style:parent-style-name="Standard">
      <style:text-properties style:font-name="Verdana" fo:font-style="normal" style:text-underline-style="none" fo:font-weight="normal" officeooo:rsid="0040f00e" officeooo:paragraph-rsid="0040f00e" style:font-style-asian="normal" style:font-weight-asian="normal" style:font-style-complex="normal" style:font-weight-complex="normal"/>
    </style:style>
    <style:style style:name="P98" style:family="paragraph" style:parent-style-name="Standard">
      <style:text-properties style:font-name="Verdana" fo:font-style="normal" style:text-underline-style="none" fo:font-weight="normal" officeooo:rsid="0040f00e" officeooo:paragraph-rsid="004a76d6" style:font-style-asian="normal" style:font-weight-asian="normal" style:font-style-complex="normal" style:font-weight-complex="normal"/>
    </style:style>
    <style:style style:name="P99" style:family="paragraph" style:parent-style-name="Standard" style:list-style-name="L2">
      <style:text-properties style:font-name="Verdana" officeooo:rsid="0043a04e" officeooo:paragraph-rsid="0044f655"/>
    </style:style>
    <style:style style:name="P100" style:family="paragraph" style:parent-style-name="Standard" style:list-style-name="L2">
      <style:text-properties style:font-name="Verdana" officeooo:rsid="0043a04e" officeooo:paragraph-rsid="004651e3"/>
    </style:style>
    <style:style style:name="P101" style:family="paragraph" style:parent-style-name="Standard" style:list-style-name="L2">
      <style:text-properties style:font-name="Verdana" officeooo:rsid="0044f655" officeooo:paragraph-rsid="004651e3"/>
    </style:style>
    <style:style style:name="P102" style:family="paragraph" style:parent-style-name="Standard">
      <style:text-properties style:font-name="Verdana" officeooo:rsid="0044f655" officeooo:paragraph-rsid="0044f655"/>
    </style:style>
    <style:style style:name="P103" style:family="paragraph" style:parent-style-name="Standard">
      <style:text-properties style:font-name="Verdana" officeooo:rsid="0018c2dc" officeooo:paragraph-rsid="0044f655"/>
    </style:style>
    <style:style style:name="P104" style:family="paragraph" style:parent-style-name="Standard">
      <style:text-properties style:font-name="Verdana" officeooo:rsid="0018c2dc" officeooo:paragraph-rsid="0018c2dc"/>
    </style:style>
    <style:style style:name="P105" style:family="paragraph" style:parent-style-name="Standard">
      <style:text-properties style:font-name="Verdana" style:text-underline-style="solid" style:text-underline-width="auto" style:text-underline-color="font-color" fo:font-weight="bold" officeooo:rsid="0040f00e" officeooo:paragraph-rsid="0040f00e" style:font-weight-asian="bold" style:font-weight-complex="bold"/>
    </style:style>
    <style:style style:name="P106" style:family="paragraph" style:parent-style-name="Standard">
      <style:text-properties style:font-name="Verdana" style:text-underline-style="solid" style:text-underline-width="auto" style:text-underline-color="font-color" fo:font-weight="bold" officeooo:rsid="0018c2dc" officeooo:paragraph-rsid="0018c2dc" style:font-weight-asian="bold" style:font-weight-complex="bold"/>
    </style:style>
    <style:style style:name="P107" style:family="paragraph" style:parent-style-name="Standard">
      <style:text-properties style:font-name="Verdana" officeooo:rsid="004c88bc" officeooo:paragraph-rsid="004c88bc"/>
    </style:style>
    <style:style style:name="P108" style:family="paragraph" style:parent-style-name="Standard">
      <style:text-properties style:font-name="Verdana" fo:font-style="italic" officeooo:rsid="004c88bc" officeooo:paragraph-rsid="004c88bc" style:font-style-asian="italic" style:font-style-complex="italic"/>
    </style:style>
    <style:style style:name="P109" style:family="paragraph" style:parent-style-name="Standard">
      <style:text-properties style:font-name="Courier" fo:font-style="normal" style:text-underline-style="none" fo:font-weight="normal" officeooo:rsid="0043a04e" officeooo:paragraph-rsid="0043a04e" style:font-style-asian="normal" style:font-weight-asian="normal" style:font-style-complex="normal" style:font-weight-complex="normal"/>
    </style:style>
    <style:style style:name="P110" style:family="paragraph" style:parent-style-name="Standard">
      <style:text-properties style:font-name="Courier" fo:font-style="normal" style:text-underline-style="none" fo:font-weight="normal" officeooo:rsid="0043a04e" officeooo:paragraph-rsid="0048969e" style:font-style-asian="normal" style:font-weight-asian="normal" style:font-style-complex="normal" style:font-weight-complex="normal"/>
    </style:style>
    <style:style style:name="P111" style:family="paragraph" style:parent-style-name="Standard">
      <style:text-properties style:font-name="Courier" fo:font-style="normal" style:text-underline-style="none" fo:font-weight="normal" officeooo:rsid="0043a04e" officeooo:paragraph-rsid="0049f24d" style:font-style-asian="normal" style:font-weight-asian="normal" style:font-style-complex="normal" style:font-weight-complex="normal"/>
    </style:style>
    <style:style style:name="P112" style:family="paragraph" style:parent-style-name="Standard">
      <style:text-properties style:font-name="Courier" officeooo:rsid="004c88bc" officeooo:paragraph-rsid="004c88bc"/>
    </style:style>
    <style:style style:name="P113" style:family="paragraph" style:parent-style-name="Standard">
      <style:paragraph-properties fo:break-before="page"/>
      <style:text-properties style:font-name="Verdana" style:text-underline-style="none" fo:font-weight="normal" officeooo:rsid="004a76d6" officeooo:paragraph-rsid="004a76d6" style:font-weight-asian="normal" style:font-weight-complex="normal"/>
    </style:style>
    <style:style style:name="P114" style:family="paragraph" style:parent-style-name="Standard">
      <style:paragraph-properties fo:break-before="page"/>
      <style:text-properties style:font-name="Verdana" style:text-underline-style="solid" style:text-underline-width="auto" style:text-underline-color="font-color" fo:font-weight="bold" officeooo:rsid="0040f00e" officeooo:paragraph-rsid="0040f00e" style:font-weight-asian="bold" style:font-weight-complex="bold"/>
    </style:style>
    <style:style style:name="T1" style:family="text">
      <style:text-properties officeooo:rsid="001d16e1"/>
    </style:style>
    <style:style style:name="T2" style:family="text">
      <style:text-properties officeooo:rsid="001abf20"/>
    </style:style>
    <style:style style:name="T3" style:family="text">
      <style:text-properties officeooo:rsid="001b8df7"/>
    </style:style>
    <style:style style:name="T4" style:family="text">
      <style:text-properties fo:font-style="italic" style:font-style-asian="italic" style:font-style-complex="italic"/>
    </style:style>
    <style:style style:name="T5" style:family="text">
      <style:text-properties fo:font-style="italic" officeooo:rsid="001b8df7" style:font-style-asian="italic" style:font-style-complex="italic"/>
    </style:style>
    <style:style style:name="T6" style:family="text">
      <style:text-properties fo:font-style="italic" officeooo:rsid="002b818b" style:font-style-asian="italic" style:font-style-complex="italic"/>
    </style:style>
    <style:style style:name="T7" style:family="text">
      <style:text-properties fo:font-style="italic" officeooo:rsid="002a90ab" style:font-style-asian="italic" style:font-style-complex="italic"/>
    </style:style>
    <style:style style:name="T8" style:family="text">
      <style:text-properties fo:font-style="italic" style:text-underline-style="solid" style:text-underline-width="auto" style:text-underline-color="font-color" fo:font-weight="normal" officeooo:rsid="00322370"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b8df7" style:font-style-asian="normal" style:font-style-complex="normal"/>
    </style:style>
    <style:style style:name="T11" style:family="text">
      <style:text-properties fo:font-style="normal" officeooo:rsid="00207b0a" style:font-style-asian="normal" style:font-style-complex="normal"/>
    </style:style>
    <style:style style:name="T12" style:family="text">
      <style:text-properties fo:font-style="normal" officeooo:rsid="0043a04e" style:font-style-asian="normal" style:font-style-complex="normal"/>
    </style:style>
    <style:style style:name="T13" style:family="text">
      <style:text-properties fo:font-style="normal" style:text-underline-style="none" officeooo:rsid="002b818b" style:font-style-asian="normal" style:font-style-complex="normal"/>
    </style:style>
    <style:style style:name="T14" style:family="text">
      <style:text-properties officeooo:rsid="001dc38e"/>
    </style:style>
    <style:style style:name="T15" style:family="text">
      <style:text-properties officeooo:rsid="001f941f"/>
    </style:style>
    <style:style style:name="T16" style:family="text">
      <style:text-properties officeooo:rsid="00207b0a"/>
    </style:style>
    <style:style style:name="T17" style:family="text">
      <style:text-properties officeooo:rsid="00246401"/>
    </style:style>
    <style:style style:name="T18" style:family="text">
      <style:text-properties officeooo:rsid="00275776"/>
    </style:style>
    <style:style style:name="T19" style:family="text">
      <style:text-properties officeooo:rsid="0027a399"/>
    </style:style>
    <style:style style:name="T20" style:family="text">
      <style:text-properties officeooo:rsid="0029929b"/>
    </style:style>
    <style:style style:name="T21" style:family="text">
      <style:text-properties officeooo:rsid="002a90ab"/>
    </style:style>
    <style:style style:name="T22" style:family="text">
      <style:text-properties officeooo:rsid="002b818b"/>
    </style:style>
    <style:style style:name="T23" style:family="text">
      <style:text-properties officeooo:rsid="002ed025"/>
    </style:style>
    <style:style style:name="T24" style:family="text">
      <style:text-properties officeooo:rsid="0030f8cc"/>
    </style:style>
    <style:style style:name="T25" style:family="text">
      <style:text-properties officeooo:rsid="00322370"/>
    </style:style>
    <style:style style:name="T26" style:family="text">
      <style:text-properties officeooo:rsid="003339db"/>
    </style:style>
    <style:style style:name="T27" style:family="text">
      <style:text-properties officeooo:rsid="003719dc"/>
    </style:style>
    <style:style style:name="T28" style:family="text">
      <style:text-properties officeooo:rsid="00390d39"/>
    </style:style>
    <style:style style:name="T29" style:family="text">
      <style:text-properties officeooo:rsid="00398e69"/>
    </style:style>
    <style:style style:name="T30" style:family="text">
      <style:text-properties officeooo:rsid="003b2f88"/>
    </style:style>
    <style:style style:name="T31" style:family="text">
      <style:text-properties officeooo:rsid="003cf46b"/>
    </style:style>
    <style:style style:name="T32" style:family="text">
      <style:text-properties officeooo:rsid="003f803b"/>
    </style:style>
    <style:style style:name="T33" style:family="text">
      <style:text-properties officeooo:rsid="0044f655"/>
    </style:style>
    <style:style style:name="T34" style:family="text">
      <style:text-properties officeooo:rsid="00476603"/>
    </style:style>
    <style:style style:name="T35" style:family="text">
      <style:text-properties officeooo:rsid="004a6789"/>
    </style:style>
    <style:style style:name="T36" style:family="text">
      <style:text-properties officeooo:rsid="004a76d6"/>
    </style:style>
    <style:style style:name="T37" style:family="text">
      <style:text-properties officeooo:rsid="004b70fb"/>
    </style:style>
    <style:style style:name="T38" style:family="text">
      <style:text-properties officeooo:rsid="004c88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at is an Executive object ?</text:p>
      <text:p text:style-name="P2"/>
      <text:p text:style-name="P16">The core of the Executive system is an Executive Object. <text:s text:c="2"/>An executive object is, simply, a collection of objects under the control of the executive. However, these are cleaner objects than normally available in lua ; for example each object has a constructor and a destructor, that are called when the object is created, or the object is destroyed or the executive itself is destroyed. <text:span text:style-name="T3">So you </text:span><text:span text:style-name="T5">know</text:span><text:span text:style-name="T10"> your destructor is going to be called, so you can use that to do things like tidy up event listeners.</text:span></text:p>
      <text:p text:style-name="P16"/>
      <text:p text:style-name="P16">Also, there is an automatic updating system, a timer system and an asynchronous messaging system so objects in the same executive can communicate. Objects can also be 'named' so they can be accessed by reference for speed.</text:p>
      <text:p text:style-name="P16"/>
      <text:p text:style-name="P16">Each object in the executive has a collection of tags (this collection is maintained by the e xecutive) which can be added to or removed from as you wish. It is possible to query the objects for these tags, so, for example, you could tag an object 'listener' and send a message to all objects tagged with listener, or get a list of all objects tagged with listener.</text:p>
      <text:p text:style-name="P16"/>
      <text:p text:style-name="P16">You can have as many executives as you like at once.</text:p>
      <text:p text:style-name="P16"/>
      <text:p text:style-name="P16">The main_pong.lua is a typical executive, though there is only one in this game. <text:span text:style-name="T3">Objects belonging to the executives include instances of classes such as Bats, Scores, and Balls. The objects talk amongst themselves, so for example a Ball object sends a 'score' message to the score object when it hits the back wall, and it broadcasts to anything tagged with 'obstacle' to see if it hits it. With a little thought, you can have lots of instances that work transparently, for example Pong has two bats and 33 balls – and it just works. The only code that is specific to this is when the ball goes out of play, rather than ending the game it checks to see if there are any balls left, and ends the game if it is the last one.</text:span></text:p>
      <text:p text:style-name="P16"/>
      <text:p text:style-name="P17">Flappy Sphere is different and more complex, though not much. It has two executives, one for the screen and one for the game part, and a finite state machine that links them together. A small amount of code does this – a couple of lines – and handles all the transitions as well. A more complicated game would of course have several executives representing the various parts of the game.</text:p>
      <text:p text:style-name="P16"/>
      <text:p text:style-name="P3">Object <text:span text:style-name="T2">Basic</text:span>s</text:p>
      <text:p text:style-name="P3"/>
      <text:p text:style-name="P18">An <text:span text:style-name="T16">executive </text:span>object is an object just like any other object in lua, pretty much. Objects that belong to executives have extra functionality though, almost entirely related to the executive<text:span text:style-name="T16">'</text:span>s functionality. So objects have methods to set timers up, send messages, and handle updates. <text:s/>As such they are derived from <text:soft-page-break/>other <text:span text:style-name="T16">prototype</text:span> objects. The executive has a method to do this createClass() which actually creates an object/prototype/class subclasses from the ExecutiveBaseClass Class <text:span text:style-name="T22">(or any subclass of it)</text:span></text:p>
      <text:p text:style-name="P18"/>
      <text:p text:style-name="P18">There is an alternative, which allows objects which have been created elsewhere to inherit the functionality of an Executive Object, and example of this is the 'score' in main_pong which is actually a Corona display object (a text object) which is 'dressed up' to be an executive object. Objects created this way can be tags, send and receive messages etc. like anything else.</text:p>
      <text:p text:style-name="P18"/>
      <text:p text:style-name="P18">Each object should have a constructor and a destructor (called, unsurprisingly, constructor and destructor !). The constructor takes a single parameter, a table, which is used to construct it – it should contain relevant values so the object can set itself up. The destructor takes no parameters and should tidy up after itself. So if the constructor adds an event listener, the destructor removes it, and so on.</text:p>
      <text:p text:style-name="P18"/>
      <text:p text:style-name="P19">A simple class definition might look like this – <text:span text:style-name="T14">first we create an executive object, then we define a class “PersonClass” - then we create an instance of it and attach it to an executive (note, this doesn't have to be the same one as the one use to create the class prototype).</text:span></text:p>
      <text:p text:style-name="P19"/>
      <text:p text:style-name="P72">local executive = Executive:new()</text:p>
      <text:p text:style-name="P72"/>
      <text:p text:style-name="P72">local PersonClass = executive:createClass()</text:p>
      <text:p text:style-name="P72"/>
      <text:p text:style-name="P72">function PersonClass:constructor(data)</text:p>
      <text:p text:style-name="P72"><text:s text:c="2"/>self.m_name = data.name or “”</text:p>
      <text:p text:style-name="P72"><text:s text:c="2"/>self.m_age = data.age or 18 </text:p>
      <text:p text:style-name="P72"><text:s text:c="2"/>self.m_textField = display.newText(self.m_name..” is “..self.m_age,32,32,native.systemFont,42)</text:p>
      <text:p text:style-name="P72">end </text:p>
      <text:p text:style-name="P72"/>
      <text:p text:style-name="P72">function PersonClass:destructor()</text:p>
      <text:p text:style-name="P72"><text:s text:c="2"/>self.m_textField:removeSelf()</text:p>
      <text:p text:style-name="P72">end </text:p>
      <text:p text:style-name="P70"/>
      <text:p text:style-name="P30">and then you can create an instance of a class with </text:p>
      <text:p text:style-name="P28"/>
      <text:p text:style-name="P71">PersonClass:new(<text:span text:style-name="T14">executive, </text:span>{ name = “Dennis”, age = 51 })</text:p>
      <text:p text:style-name="P71"/>
      <text:p text:style-name="P31">but<text:span text:style-name="T9"> the nifty thing is that's all you have to do. Just doing this doesn't only create the object and the text field, it also registers the object just created with the executive, and gives it all its methods. It calls the constructor for you (passing the table in), and when it is time to tidy up, it calls the destructor for you. What this gives you is a solid aggregation of objects, you don't have to worry about whether things are deleted or not, because it is done for you. You want </text:span><text:span text:style-name="T11">you new instance</text:span><text:span text:style-name="T9"> to send a message just use its newly acquired sendMessage() method.</text:span></text:p>
      <text:p text:style-name="P28"/>
      <text:p text:style-name="P4"><text:soft-page-break/>Functionality ?</text:p>
      <text:p text:style-name="P27"/>
      <text:p text:style-name="P42">The executive has the following functionality, <text:s/>built in to all objects added to it.</text:p>
      <text:p text:style-name="P42"/>
      <text:p text:style-name="P15">1) Updating</text:p>
      <text:p text:style-name="P15"/>
      <text:p text:style-name="P42">If you tag an object as “update” then its onUpdate() method is called every frame (the exact rate depends on the fps setting, the hardware etc.). To make things work neatly, update has the following signature.</text:p>
      <text:p text:style-name="P42"/>
      <text:p text:style-name="P73">function PersonClass:onUpdate(deltaTime, deltaMillisecs, currentTime)</text:p>
      <text:p text:style-name="P32"/>
      <text:p text:style-name="P43">deltaTime is the elapsed time in seconds, this can be used to scale velocities and so on so that they become time independent. deltaMillisecs is the elapsed time in milliseconds, and currentTime is the current system time. You can see this in the Bat:onUpdate() and the Ball:onUpdate() methods in main_pong.lua. <text:s/></text:p>
      <text:p text:style-name="P43"/>
      <text:p text:style-name="P45">2) Timers</text:p>
      <text:p text:style-name="P45"/>
      <text:p text:style-name="P43">Any object can have a swathe of timers associated with it – these can be called <text:s/>at regular intervals, or an arbitrary number of times. Tagging is not used here, <text:span text:style-name="T17">the objects onTimer() method is called when a timer event occurs.</text:span></text:p>
      <text:p text:style-name="P43"/>
      <text:p text:style-name="P74">function PersonClass:onTimer(<text:span text:style-name="T24">timerID,</text:span>timerTag)</text:p>
      <text:p text:style-name="P33"/>
      <text:p text:style-name="P44">Each timer event (or repeated event) has an ID, which is allocated by the executive, and a tag, which is allocated when you start the timer. Note that these tags are not the same as the tags used in updating, it is a way of identifying different timers.</text:p>
      <text:p text:style-name="P44"/>
      <text:p text:style-name="P46">3) Messages</text:p>
      <text:p text:style-name="P46"/>
      <text:p text:style-name="P44">Messages are asynchronous and can be sent either to specific objects, or to groups of objects. So, for example, you can send a message to all objects tagged with 'collidable' or something like that. Messages can be sent with a built in delay “in 5 seconds send this message”. The message receiving function has the following signature.</text:p>
      <text:p text:style-name="P44"/>
      <text:p text:style-name="P74">function PersonClass:onMessage(sender<text:span text:style-name="T18">Object</text:span>,body<text:span text:style-name="T18">Table</text:span>)</text:p>
      <text:p text:style-name="P33"/>
      <text:p text:style-name="P44">sender<text:span text:style-name="T18">Object</text:span> is the reference of the object that sent it, and the body of the message can be anything you like, as a table.</text:p>
      <text:p text:style-name="P44"/>
      <text:p text:style-name="P46"/>
      <text:p text:style-name="P83">4) Referencing</text:p>
      <text:p text:style-name="P46"/>
      <text:p text:style-name="P48">Sometimes objects need to be accessed quickly. To do this, the executive has its own collection of globals, in member 'e'. It is possible to set a reference in this table so you can directly reference another object. The reference is removed automatically when the object is deleted from the executive.</text:p>
      <text:p text:style-name="P48"/>
      <text:p text:style-name="P47">5) Deletion</text:p>
      <text:p text:style-name="P49"/>
      <text:p text:style-name="P49">Objects can delete themselves, using the delete() method. They are then removed from the executive, cannot be updated, cannot receive any messages, cannot fire any timers. The executive has its own delete method which deletes all the objects in the executive.</text:p>
      <text:p text:style-name="P29"/>
      <text:p text:style-name="P53">One consequence of this is that if you run a query, say tell me all the objects tagged with 'fred', then at the time the query is run it won't contain any deleted objects, but objects can delete themselves as a result of processing that query. When examining query returns it is a good idea to consider whether you know for certain whether or not the object is still actually alive – there is an isAlive() method which checks this.</text:p>
      <text:p text:style-name="P53"/>
      <text:p text:style-name="P8">Object standard methods</text:p>
      <text:p text:style-name="P8"/>
      <text:p text:style-name="P53">Most of the methods in the objects are just calling the executives own methods. It is a good idea, generally, to use these rather than the executives methods. <text:span text:style-name="T19">Objects currently acquire the following methods.</text:span></text:p>
      <text:p text:style-name="P53"/>
      <text:p text:style-name="P34"><text:span text:style-name="T20">[executive] </text:span>getExecutive()</text:p>
      <text:p text:style-name="P34"/>
      <text:p text:style-name="P55">Returns the executive that this object is owned by.</text:p>
      <text:p text:style-name="P55"/>
      <text:p text:style-name="P34"><text:span text:style-name="T20">[boolean] </text:span>isAlive()</text:p>
      <text:p text:style-name="P34"/>
      <text:p text:style-name="P55">Checks whether an object is still alive, i.e. has not been deleted. This function is quite important. Objects can be deleted at any time, so if (say) you receive a message from an object, the reference of that message will still be valid, but you don't actually know that the object is still there and part of the system. Messages, Timers and updates are not sent to dead objects. If you do a query (e.g. everything tagged with 'enemy') then at the point the query is evaluated it won't contain anything deleted, but it is possible that things could be deleted as a consequence of processing that query – so for example in running through a list of enemies one could be destroyed, but that explosion could destroy another enemy for some reason that is still in the list.</text:p>
      <text:p text:style-name="P55"/>
      <text:p text:style-name="P53"/>
      <text:p text:style-name="P53"/>
      <text:p text:style-name="P85">tag(&lt;tags&gt;)</text:p>
      <text:p text:style-name="P34"/>
      <text:p text:style-name="P56">All objects can have tags associated with them ; these tags are maintained by the executive (e.g. they aren't stored as part of the object). The tag parameter is a string of tags names, prefixed with a + (add) – (remove), if there is no prefix, the default is to add. (e.g. “+tag1,-tag2,tag3”) will add tag1 and tag3 and remove tag2. If a tag is added that is already present it is ignored, however, removing a tag that is not present will cause an error. There is only one standard tag, “update”, calling tag(“+update”) causes the object's onUpdate() method to be called once each frame.</text:p>
      <text:p text:style-name="P53"/>
      <text:p text:style-name="P35">name(name)</text:p>
      <text:p text:style-name="P54"/>
      <text:p text:style-name="P56">Objects can communicate using messages, but this may be too slow in some circumstances. The name method allows you to add an object to the executive's 'internal list of globals', which is stored in table e. So if you call name(“pacman”) then executive.e.pacman will refer to this object. This reference is removed when the object is deleted.</text:p>
      <text:p text:style-name="P56"/>
      <text:p text:style-name="P35"><text:span text:style-name="T21">[timerID] </text:span>addSingleTimer(delay,tag,target)</text:p>
      <text:p text:style-name="P36"><text:span text:style-name="T21">[timerID] </text:span>addTimer(delay,repeat,tag,target)</text:p>
      <text:p text:style-name="P36"><text:span text:style-name="T21">[timerID] </text:span>addRepeatingTimer(delay,tag,target)</text:p>
      <text:p text:style-name="P34"/>
      <text:p text:style-name="P56">Objects can have associated timers. These are designed to be slow timers ; they are called as part of the frame update, so the minimum delay time is likely to be about 30ms or thereabouts (30 fps update) – the timers are low granularity for slow events. The three functions are largely synonymous. Each returns a TimerID which can be used to cancel the timer (these are system specific and unique for all executives). They instruct the system to fire a timer event after 'delay' milliseconds. addSingleTimer does it once, addRepeatingTimer does it until cancelled (or the object is removed), addTimer offers you the opportunity to fire a timer a specific number of times. </text:p>
      <text:p text:style-name="P56"/>
      <text:p text:style-name="P56">Each timer has an optional “tag” (not required) so it can distinguish different timer events. Timing events can be sent to different objects (the default is to self) but this is generally discouraged.</text:p>
      <text:p text:style-name="P56"/>
      <text:p text:style-name="P34">removeTimer(<text:span text:style-name="T21">timerID</text:span>)</text:p>
      <text:p text:style-name="P53"/>
      <text:p text:style-name="P56">This removes the timer with the given ID from the timer database. </text:p>
      <text:p text:style-name="P53"/>
      <text:p text:style-name="P53"/>
      <text:p text:style-name="P85">sendMessage(&lt;object/tags&gt;, contents, delay)</text:p>
      <text:p text:style-name="P35"/>
      <text:p text:style-name="P61">sendMessage() sends messages either to another object directly (by reference) or to all objects with a particular tag. <text:span text:style-name="T26">Messages, like timers are handled during the enterFrame event the executive takes, so they are sent asynchronously. It is worth considering whether or not in each case whether a message should be sent or objects should be acted on directly. Both are workable. In main_pong.lua a message is sent for collisions, for example, but in main_flappy.lua a query as run and the objects are interrogated directly for collisions. </text:span></text:p>
      <text:p text:style-name="P61"/>
      <text:p text:style-name="P62">Messages can be delayed by any number of milliseconds <text:span text:style-name="T30">(optional, defaults to no delay)</text:span>, and the body can be pretty much anything you like. <text:span text:style-name="T27">If you pass nil as a body it will come out in onMessage() as an empty table.</text:span></text:p>
      <text:p text:style-name="P62"/>
      <text:p text:style-name="P37">insert(&lt;display objects&gt;)</text:p>
      <text:p text:style-name="P37"/>
      <text:p text:style-name="P63">Each executive will, when requested, create a Corona Group for its display objects. This call inserts the objects in the list of parameters (it supports multiple parameters) into that group. This functionality is required for the scene management code, to manipulate the display objects to zoom, fade or rotate scenes in and out requires those objects to be in a group so they can be handled as a single entity.</text:p>
      <text:p text:style-name="P63"/>
      <text:p text:style-name="P38">[object] addLibraryObject(library, [item], initialisation)</text:p>
      <text:p text:style-name="P38"/>
      <text:p text:style-name="P64">This adds an object which is present in a lua library/module file (e.g. one that you require). These are collections of objects that can be reused, like the controller in pong. This is described in greater detail later.</text:p>
      <text:p text:style-name="P64"/>
      <text:p text:style-name="P54"><text:span text:style-name="T7">[ObjectList] </text:span><text:span text:style-name="T4">query(&lt;tagList&gt;)</text:span></text:p>
      <text:p text:style-name="P35"/>
      <text:p text:style-name="P56">This is allows an object to query the executive it is in (note, it only queries that one, if there are multiple executives it is only the one the object is in). <text:span text:style-name="T22">It is a simple 'and' query on tags, so for example query(“pacman,ghost”) would return all the objects tagged with </text:span><text:span text:style-name="T6">both</text:span><text:span text:style-name="T13"> pacman and ghost. An empty query returns a list of all the objects.</text:span></text:p>
      <text:p text:style-name="P56"/>
      <text:p text:style-name="P50">The structure returned is a table with two members, objects, which is an <text:span text:style-name="T25">table</text:span> of the objects <text:span text:style-name="T25">(where the key and value are the reference, </text:span><text:span text:style-name="T8">this is not an array</text:span><text:span text:style-name="T25">)</text:span> and count, which is the size of that array. So this line from main_pong.lua </text:p>
      <text:p text:style-name="P57"/>
      <text:p text:style-name="P77">if self:query("ball").count == 0 then </text:p>
      <text:p text:style-name="P75"/>
      <text:p text:style-name="P50">is asking for everything tagged with ball, and if the count is zero (there are no more balls) it then ends the game.</text:p>
      <text:p text:style-name="P57"/>
      <text:p text:style-name="P50"/>
      <text:p text:style-name="P84">Note that programs should not modify the query result – to do so will stuff up the system. <text:span text:style-name="T30">The returned tables are (for one or zero tag queries) actual internal indices, so if you modify them the tag system will not work.</text:span></text:p>
      <text:p text:style-name="P26"/>
      <text:p text:style-name="P51">Queries for zero tags or one tags will be very fast (as these are maintained internally). However, queries with two tags and more can be slower. These are optimised as far as is practical, but in an executive with a lot of objects and where many of them are tagged with those values it could be slow. If two element (or more) queries are used a lot, then consideration should be given to having a composite tag (e.g. “pacmanghost”) which will be a lot quicker. </text:p>
      <text:p text:style-name="P26"/>
      <text:p text:style-name="P7">Object constructor and the use of nil parameters.</text:p>
      <text:p text:style-name="P5"/>
      <text:p text:style-name="P57">When you create a new object, (e.g. PersonClass:new(element, { name = “Fred”, age = 42})) note that there is a data table associated with that call. This table is not optional – there must be a parameter. </text:p>
      <text:p text:style-name="P57"/>
      <text:p text:style-name="P57">There are two reasons for this. Firstly if you have PersonClass:new() it thinks you are creating a subclass, not an instance. Secondly, the system has to know which entity the new object belongs to. </text:p>
      <text:p text:style-name="P57"/>
      <text:p text:style-name="P57">This can be done in one of two ways. Firstly the executive can be the first parameter, e.g.</text:p>
      <text:p text:style-name="P57"/>
      <text:p text:style-name="P75">PersonClass:new(exec1,{ name = “fred”, age = 42})</text:p>
      <text:p text:style-name="P57"/>
      <text:p text:style-name="P57">secondly, it can be part of the data object , e.g.</text:p>
      <text:p text:style-name="P57"/>
      <text:p text:style-name="P75">PersonClass:new({ executive = exec1, name = “fred”, age = 42})</text:p>
      <text:p text:style-name="P57"/>
      <text:p text:style-name="P58">either can be used as is convenient.</text:p>
      <text:p text:style-name="P58"/>
      <text:p text:style-name="P6">Decorated Mixin Objects</text:p>
      <text:p text:style-name="P27"/>
      <text:p text:style-name="P59">Sometimes objects may already exist, or come from somewhere else. You may desire to use an object that already has some functionality (e.g. a Corona Display Object).</text:p>
      <text:p text:style-name="P59"/>
      <text:p text:style-name="P59">There are two approaches to this, one is to have an adapter pattern which effectively wraps that object. The other is to use mixins, which allows an already existing object to be given the functionality to work as an executive object.</text:p>
      <text:p text:style-name="P59"/>
      <text:p text:style-name="P59"/>
      <text:p text:style-name="P86">There is an example of this in the demo code, where the Score is not an object created via executive:createClass() but is based on a Corona Text Object. It creates the score object with :</text:p>
      <text:p text:style-name="P59"/>
      <text:p text:style-name="P76">Score = display.newText("?",display.contentWidth-20,20,native.systemFont,32)</text:p>
      <text:p text:style-name="P76"/>
      <text:p text:style-name="P59">and then proceeds to treat it as if it where a typical executive object – it has a constructor, destructor and onMessage methods, for example. <text:s/></text:p>
      <text:p text:style-name="P59"/>
      <text:p text:style-name="P59">Note that in this case, the object is responsible for self-destruction (a normal executive object merely has to clear up anything it creates, it does not destroy itself).</text:p>
      <text:p text:style-name="P59"/>
      <text:p text:style-name="P59">The work is done by the addMixinObject() call at the end of that section (about line 50 !) - this decorates the object with the relevant methods and then adds it to the executive. At this point it should work pretty much like any other object.</text:p>
      <text:p text:style-name="P59"/>
      <text:p text:style-name="P60">The catch is the decoration. The object has several methods added to it and a single member (m_executive) is also added. These may of course collide with any methods in the object that are being decorated. <text:span text:style-name="T23">This will generate a warning message.</text:span></text:p>
      <text:p text:style-name="P60"/>
      <text:p text:style-name="P9">Library Objects</text:p>
      <text:p text:style-name="P10"/>
      <text:p text:style-name="P20">A variant of this is library objects. These are externally defined objects that can be reused, examples include the Controller in pong, and the particles in flappy. The particles in flappy are objects as normal and are created by this</text:p>
      <text:p text:style-name="P20"/>
      <text:p text:style-name="P78">self:addLibraryObject("utils.particle",<text:tab/>"ShortEmitter",{ emitter = "bomb",time = 1000,x = self.bird.x,y = self.bird.y })</text:p>
      <text:p text:style-name="P20"/>
      <text:p text:style-name="P20">looks horrible, but all it is doing is: </text:p>
      <text:p text:style-name="P20"/>
      <text:list xml:id="list2015219845871074900" text:style-name="L1">
        <text:list-item>
          <text:p text:style-name="P93"><text:span text:style-name="T29">requesting the executive </text:span>creat<text:span text:style-name="T29">es</text:span> and add<text:span text:style-name="T29">s</text:span> an instance of the 'ShortEmitter' from the 'utils.particle' library <text:span text:style-name="T29">(the first two parameters)</text:span></text:p>
        </text:list-item>
        <text:list-item>
          <text:p text:style-name="P93">initialising it with the parameters in the table <text:span text:style-name="T29">(the third parameter)</text:span></text:p>
        </text:list-item>
      </text:list>
      <text:p text:style-name="P20"/>
      <text:p text:style-name="P21">The parameters are bomb (the name of the .json file), the run time, and where to blow up.</text:p>
      <text:p text:style-name="P21"/>
      <text:p text:style-name="P20">The library is a typical module and it returns a table of prototypes in a table keyed by name, this is what “ShortEmitter” refers to. It can return just a single <text:s/>prototype as the system.fsm library does, in which case the middle parameter can be omitted. <text:span text:style-name="T28">A reference to the newly created object is returned by the addLibraryObject() method though in this case it doesn't matter, it is just left to do it's explosion, and then it self destructs.</text:span></text:p>
      <text:p text:style-name="P20"><text:soft-page-break/></text:p>
      <text:p text:style-name="P20">The module contents are created in the usual fashion. However, they have no instance of Executive (because you don't know where they are going !) so they are derived from Base:new() in my examples, and they are added using the mixin mechanism – though this is done automatically – the above code is all that is needed to add the particle effect, and it self destructs when it has finished.</text:p>
      <text:p text:style-name="P20"/>
      <text:p text:style-name="P11">Executive methods</text:p>
      <text:p text:style-name="P11"/>
      <text:p text:style-name="P22">Most of the functionality of the executive is accessed via <text:span text:style-name="T31">the objects – however, the executive does have some functionality accessible by the developer.</text:span></text:p>
      <text:p text:style-name="P12"/>
      <text:p text:style-name="P41">delete()</text:p>
      <text:p text:style-name="P41"/>
      <text:p text:style-name="P52">The delete method deletes all the objects in the executive, calling all the destructors, effectively destroying the executive object. It also does basic consistency checks to see things have not been tampered with and have tidied up correctly. Note that this may be delayed – if it is called in response to updating, messaging or a timer, which is usually the case, it will finish the update/message/timer code before self destructing.</text:p>
      <text:p text:style-name="P41"/>
      <text:p text:style-name="P40">[object] addLibraryObject(library, [item], initialisation)</text:p>
      <text:p text:style-name="P40"/>
      <text:p text:style-name="P52">This has the functionality described in detail earlier ; it adds objects from libraries to the executive.</text:p>
      <text:p text:style-name="P52"/>
      <text:p text:style-name="P41">[object] addMixinObject(object,data)</text:p>
      <text:p text:style-name="P41"/>
      <text:p text:style-name="P52">This has the functionality described in detail earlier, it converts objects to executive ones as a mixin and adds them to the executive.</text:p>
      <text:p text:style-name="P52"/>
      <text:p text:style-name="P13">Processing query results</text:p>
      <text:p text:style-name="P11"/>
      <text:p text:style-name="P23">There are two additional executive methods which are useful for dealing with queries, as they run methods on either an object or a query.</text:p>
      <text:p text:style-name="P23"/>
      <text:p text:style-name="P39"><text:span text:style-name="T32">[boolean] </text:span>process(query,method,...)</text:p>
      <text:p text:style-name="P39"><text:span text:style-name="T32">[boolean] </text:span>fire(object,method,...)</text:p>
      <text:p text:style-name="P39"/>
      <text:p text:style-name="P65">The former applies the method and parameters to all the results of the query, the latter to a single object. Both test for alive and trap failed calls (this stops repeated errors once one has occurred).</text:p>
      <text:p text:style-name="P27"/>
      <text:p text:style-name="P87">Pong vs Flappy <text:span text:style-name="T15">as game designs.</text:span></text:p>
      <text:p text:style-name="P5"/>
      <text:p text:style-name="P65">The two demo games, Pong and Flappy are very different in structure. The basics of the games are the same – create an executive, create objects for that executive which are game components, and run them on the frame update. </text:p>
      <text:p text:style-name="P65"/>
      <text:p text:style-name="P65">However, the pong game is just one executive, which starts the game up and stops when it is finished. The flappy game however has <text:span text:style-name="T4">two</text:span><text:span text:style-name="T9"> executives. <text:s/>One contains the game bits – pipes, background, bird, score. The other contains the title screen bits – one bitmap text element and one label – contained in a single object.</text:span></text:p>
      <text:p text:style-name="P27"/>
      <text:p text:style-name="P66">These are linked together using a state machine. Each part of the game is a 'state' – in this case, the title screen and the game. The game is in one state or another, and switches between the two. It goes from title to game when you touch the screen, and from game to title when the game finishes. You can have as many states as you like.</text:p>
      <text:p text:style-name="P66"/>
      <text:p text:style-name="P67">The states are represented by the code at the end of main_flappy, namely:</text:p>
      <text:p text:style-name="P67"/>
      <text:p text:style-name="P80">Game:addState("start",TitleScreenFactory:new(), </text:p>
      <text:p text:style-name="P80"><text:tab/><text:tab/>{ play = { target = "game" } })</text:p>
      <text:p text:style-name="P80">Game:addState("game",GameFactory:new(), </text:p>
      <text:p text:style-name="P80"><text:tab/><text:tab/>{ gameover = { target = "start", </text:p>
      <text:p text:style-name="P80"><text:tab/><text:tab/><text:tab/>transition = { effect = "slidedown", time = 1000}}})</text:p>
      <text:p text:style-name="P81"/>
      <text:p text:style-name="P67">This defines those two states. The first one is called “start”, the second called “game”. Each has one 'transition' – a move to different state. In 'start' there is one transition – events I tend to call them – called “play” which transfers to “game”. In 'game' there is one event, 'gameover' which transfers to “start”.</text:p>
      <text:p text:style-name="P67"/>
      <text:p text:style-name="P67">This system is used to control the game. You specify the even you want (for example Game:event(“play”) and the system automatically switches to the “game” state. The nifty thing about the system is it does all the work for <text:s/>you, pretty much – all the transitioning, and the effects between them, and the managing of the executives involved.</text:p>
      <text:p text:style-name="P67"/>
      <text:p text:style-name="P5"/>
      <text:p text:style-name="P87">Executives as Scene components</text:p>
      <text:p text:style-name="P5"/>
      <text:p text:style-name="P24">Corona has Storyboard and Director and Composer for scene management. Executive has its own, which is much more automatic. <text:s/></text:p>
      <text:p text:style-name="P24"/>
      <text:p text:style-name="P24">Firstly you have to write your game objects – bat, ball, bird, pipe and so on. Then you have to create an item called an <text:span text:style-name="T4">ExecutiveFactory</text:span><text:span text:style-name="T9"> – this is a class which manipulates the executives, creates them, destroys them and so on. You can see these in the examples in the previous section – the second items are ExecutiveFactories, instances of “TitleScreenFactory” and “GameFactory” respectively.</text:span></text:p>
      <text:p text:style-name="P24"/>
      <text:p text:style-name="P97">Each scene in a game has four phases in its life cycle. These are as follows:</text:p>
      <text:p text:style-name="P24"/>
      <table:table table:name="Table1" table:style-name="Table1">
        <table:table-column table:style-name="Table1.A"/>
        <table:table-column table:style-name="Table1.B"/>
        <table:table-row>
          <table:table-cell table:style-name="Table1.A1" office:value-type="string">
            <text:p text:style-name="P89">preOpen</text:p>
          </table:table-cell>
          <table:table-cell table:style-name="Table1.B1" office:value-type="string">
            <text:p text:style-name="P88">Occurs before the scene is visible. In this phase the objects needed for this scene are created but nothing is actually started. Think of this as putting the scenery and actors on the stage, but not actually starting a stage.</text:p>
          </table:table-cell>
        </table:table-row>
        <table:table-row>
          <table:table-cell table:style-name="Table1.A2" office:value-type="string">
            <text:p text:style-name="P89"/>
          </table:table-cell>
          <table:table-cell table:style-name="Table1.B6" office:value-type="string">
            <text:p text:style-name="P90">The first transition occurs – the scene that was on the screen before is transitioned off, and the scene that was created in the preOpen phase is transitioned in. If you run flappy, you will see that title Screen to game is faded in out, and game to title Screen is a slide down transition.</text:p>
          </table:table-cell>
        </table:table-row>
        <table:table-row>
          <table:table-cell table:style-name="Table1.A2" office:value-type="string">
            <text:p text:style-name="P89">open </text:p>
          </table:table-cell>
          <table:table-cell table:style-name="Table1.B6" office:value-type="string">
            <text:p text:style-name="P88">Occurs when the screen is fully visible.</text:p>
          </table:table-cell>
        </table:table-row>
        <table:table-row>
          <table:table-cell table:style-name="Table1.A2" office:value-type="string">
            <text:p text:style-name="P89"/>
          </table:table-cell>
          <table:table-cell table:style-name="Table1.B6" office:value-type="string">
            <text:p text:style-name="P92">The game is now running. Update, Messages and Timers only operate between open and close. </text:p>
          </table:table-cell>
        </table:table-row>
        <table:table-row>
          <table:table-cell table:style-name="Table1.A2" office:value-type="string">
            <text:p text:style-name="P89">close</text:p>
          </table:table-cell>
          <table:table-cell table:style-name="Table1.B6" office:value-type="string">
            <text:p text:style-name="P88">Occurs when an event has occurred to transition to another state (in flappy this is either tapping the title screen, or the game ending). Things should no longer be moving at this point.</text:p>
          </table:table-cell>
        </table:table-row>
        <table:table-row>
          <table:table-cell table:style-name="Table1.A2" office:value-type="string">
            <text:p text:style-name="P89"/>
          </table:table-cell>
          <table:table-cell table:style-name="Table1.B6" office:value-type="string">
            <text:p text:style-name="P90">The transition to the next scene occurs, and when that has finished this scene is no longer visible (the next one is).</text:p>
          </table:table-cell>
        </table:table-row>
        <table:table-row>
          <table:table-cell table:style-name="Table1.A2" office:value-type="string">
            <text:p text:style-name="P89">postClose</text:p>
          </table:table-cell>
          <table:table-cell table:style-name="Table1.B7" office:value-type="string">
            <text:p text:style-name="P88">Occurs when the scene is no longer visible and can be destroyed.</text:p>
          </table:table-cell>
        </table:table-row>
      </table:table>
      <text:p text:style-name="P24"/>
      <text:p text:style-name="P98">The good news is that this is much simpler than it sounds. You don't normally have to worry about <text:span text:style-name="T36">open, </text:span>close and postClose. </text:p>
      <text:p text:style-name="P98"/>
      <text:p text:style-name="P94">You just need to implement preOpen() and set it up ready to go. In transitions, the updates, messaging and timers are all suspended – they are just delayed until the transition has finished. You only need to deal with open() if you are using your own timers to make things happen – these are not stopped. <text:span text:style-name="T37">Updates will stop during close(), and objects will be destroyed in postClose() by default. </text:span></text:p>
      <text:p text:style-name="P94"/>
      <text:p text:style-name="P94"/>
      <text:p text:style-name="P113">Additionally, a shadow screen is put on top of the display, so you cannot see it, but it blocks taps <text:span text:style-name="T38">and touches. So if you add an event listener, it won't actually <text:s/>be triggered.</text:span></text:p>
      <text:p text:style-name="P94"/>
      <text:p text:style-name="P95">If you add your own enterFrame listeners and so on, do this in open(). <text:span text:style-name="T38">You can see this in the flappy game with the spinning 'game overs'. These continue while the screen is transitioning to the next one – this is because the FontManager library, which this uses, uses its own frame handler system.</text:span></text:p>
      <text:p text:style-name="P95"/>
      <text:p text:style-name="P96">If <text:s/>you wanted to stop this, then you have to use the libraries own command (stop) to stop the rotation of the Game Over letters.</text:p>
      <text:p text:style-name="P96"/>
      <text:p text:style-name="P96"><text:span text:style-name="T12">An example, from main_flappy.</text:span></text:p>
      <text:p text:style-name="P25"/>
      <text:p text:style-name="P109">local GameFactory = ExecutiveFactory:new()</text:p>
      <text:p text:style-name="P79"/>
      <text:p text:style-name="P109">function GameFactory:preOpen()<text:tab/><text:tab/><text:tab/><text:tab/><text:tab/><text:tab/><text:tab/><text:tab/>local exec = self:getExecutive()</text:p>
      <text:p text:style-name="P109"><text:tab/>self.workObject = StartMessage:new(exec) <text:s/></text:p>
      <text:p text:style-name="P109"><text:tab/>local pipes = 3</text:p>
      <text:p text:style-name="P109"><text:tab/>for i = 1,pipes do </text:p>
      <text:p text:style-name="P110"><text:tab/><text:tab/>Pipe:new({ executive = exec,gap = 150, </text:p>
      <text:p text:style-name="P110"><text:tab/><text:tab/><text:tab/>x = ((i-1)/pipes+1)*(Pipe.gameWidth), speed = 12 })</text:p>
      <text:p text:style-name="P109"><text:tab/>end</text:p>
      <text:p text:style-name="P109"><text:tab/>Background:new({ executive = exec })</text:p>
      <text:p text:style-name="P109"><text:tab/>Bird:new(exec,{ gravity = 100*1 })</text:p>
      <text:p text:style-name="P109"><text:tab/>Score:new(exec,{})</text:p>
      <text:p text:style-name="P110"><text:tab/>self.workObject:sendMessage("gameobject",</text:p>
      <text:p text:style-name="P111"><text:tab/><text:tab/><text:tab/><text:tab/><text:tab/><text:tab/>{ event = "start"} ,1000) </text:p>
      <text:p text:style-name="P111">end</text:p>
      <text:p text:style-name="P82"/>
      <text:p text:style-name="P68">Much simpler than it might initially look ! </text:p>
      <text:p text:style-name="P68"/>
      <text:list xml:id="list310277154922006927" text:style-name="L2">
        <text:list-item>
          <text:p text:style-name="P99">Create a new class, GameFactory, <text:span text:style-name="T34">derived from ExecutiveFactory</text:span></text:p>
        </text:list-item>
        <text:list-item>
          <text:p text:style-name="P100">On pre-open, create a <text:span text:style-name="T33">Start Message (this is “Get Ready!”), three pipes, a background, a bird and a score. </text:span></text:p>
        </text:list-item>
        <text:list-item>
          <text:p text:style-name="P101"><text:span text:style-name="T36">Then</text:span> it sends a message to start to all the game objects (if you look at the top, the objects are derived from class GameObject which processes this message and adds the update tag, which makes everything start moving, after 1000ms. <text:span text:style-name="T36">This will not happen in preOpen because messages do not get sent in this phase.</text:span></text:p>
        </text:list-item>
      </text:list>
      <text:p text:style-name="P68"/>
      <text:p text:style-name="P102">The formula puts the pipes off screen to the right if you were wondering.</text:p>
      <text:p text:style-name="P103"/>
      <text:p text:style-name="P14"/>
      <text:p text:style-name="P114">Constructors/Destructors</text:p>
      <text:p text:style-name="P14"/>
      <text:p text:style-name="P69">Besides these transition methods (open/close/preOpen/preClose) there are also constructors and destructors. Arguably poorly named, these are for resources that the developer wishes to persist between instances of <text:span text:style-name="T35">executives – graphics or sound for example. These can be garbage collected at any time when the scene is not actually on screen, but if it is then the system will automatically call the constructor again to recreate it. It should be seen as constructor – load/create resources, destructor – get rid of them.</text:span></text:p>
      <text:p text:style-name="P27"/>
      <text:p text:style-name="P5">The Game object</text:p>
      <text:p text:style-name="P5"/>
      <text:p text:style-name="P107">The Game object is an executive in its own right. It has its own FSM and its systems for managing executives. It is also a global/singleton. </text:p>
      <text:p text:style-name="P107"/>
      <text:p text:style-name="P107">Its methods are </text:p>
      <text:p text:style-name="P107"/>
      <text:p text:style-name="P108">start([state])</text:p>
      <text:p text:style-name="P108"/>
      <text:p text:style-name="P107">Start the game running, given an optional (it defaults to start)</text:p>
      <text:p text:style-name="P107"/>
      <text:p text:style-name="P108">addState(name,factoryInstance,definition)</text:p>
      <text:p text:style-name="P108"/>
      <text:p text:style-name="P107">Adds a new state to the game's FSM, each state has a factory Instance class associated with it. </text:p>
      <text:p text:style-name="P107"/>
      <text:p text:style-name="P108">[string] getState()</text:p>
      <text:p text:style-name="P108"/>
      <text:p text:style-name="P107">return the current state name.</text:p>
      <text:p text:style-name="P27"/>
      <text:p text:style-name="P108">event(name)</text:p>
      <text:p text:style-name="P108"/>
      <text:p text:style-name="P107">causes an event to happen to the FSM. In flappy, for example, the “play” event in the title screen causes the state to change from 'start' to 'game'. There are two examples of this in main_flappy.lua</text:p>
      <text:p text:style-name="P107"/>
      <text:p text:style-name="P107">This is the Game setup from main_flappy.</text:p>
      <text:p text:style-name="P107"/>
      <text:p text:style-name="P112">Game:addState("start",TitleScreenFactory:new(), </text:p>
      <text:p text:style-name="P112"><text:tab/>{ play = { target = "game" } })</text:p>
      <text:p text:style-name="P112">Game:addState("game",GameFactory:new(), </text:p>
      <text:p text:style-name="P112"><text:tab/>{ gameover = { target = "start", </text:p>
      <text:p text:style-name="P112"><text:tab/><text:tab/>transition = { effect = "slidedown", time = 1000 } } })</text:p>
      <text:p text:style-name="P112">Game:start()</text:p>
      <text:p text:style-name="P112"/>
      <text:p text:style-name="P107">Note that each transition can have a screen transition effect associated with it (default is fade in/out), which are the same as Compo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modern" style:font-pitch="variable"/>
    <style:font-face style:name="Liberation Serif" svg:font-family="'Liberation Serif'" style:font-family-generic="roman" style:font-pitch="variable"/>
    <style:font-face style:name="Consolas" svg:font-family="Consolas"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Verdana" fo:font-weight="bold" style:font-weight-asian="bold" style:font-weight-complex="bold"/>
    </style:style>
    <style:style style:name="MT1" style:family="text">
      <style:text-properties officeooo:rsid="001d16e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9</text:page-number> <text:span text:style-name="MT1">Of </text:span><text:span text:style-name="MT1"><text:page-count>13</text:page-count></text:span><text:span text:style-name="M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2T17:22:35.775033000</meta:creation-date>
    <dc:date>2014-06-23T19:58:46.264071000</dc:date>
    <meta:editing-duration>PT4H43M13S</meta:editing-duration>
    <meta:editing-cycles>48</meta:editing-cycles>
    <meta:generator>LibreOffice/4.2.4.2$MacOSX_X86_64 LibreOffice_project/63150712c6d317d27ce2db16eb94c2f3d7b699f8</meta:generator>
    <meta:document-statistic meta:table-count="1" meta:image-count="0" meta:object-count="0" meta:page-count="13" meta:paragraph-count="188" meta:word-count="4388" meta:character-count="26249" meta:non-whitespace-character-count="21922"/>
  </office:meta>
</office:document-meta>
</file>